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03a6"/>
    </style:style>
    <style:style style:name="P3" style:family="paragraph" style:parent-style-name="Standard">
      <style:text-properties officeooo:rsid="0018e4f2" officeooo:paragraph-rsid="00205c9f"/>
    </style:style>
    <style:style style:name="P4" style:family="paragraph" style:parent-style-name="Standard">
      <style:text-properties officeooo:rsid="0018e4f2" officeooo:paragraph-rsid="0020965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18e4f2"/>
    </style:style>
    <style:style style:name="P7" style:family="paragraph" style:parent-style-name="Standard">
      <style:text-properties officeooo:rsid="001adb0b" officeooo:paragraph-rsid="00209656"/>
    </style:style>
    <style:style style:name="P8" style:family="paragraph" style:parent-style-name="Standard">
      <style:text-properties officeooo:rsid="001e2d3e" officeooo:paragraph-rsid="001e2d3e"/>
    </style:style>
    <style:style style:name="P9" style:family="paragraph" style:parent-style-name="Standard">
      <style:text-properties officeooo:rsid="001adc76" officeooo:paragraph-rsid="00209656"/>
    </style:style>
    <style:style style:name="P10" style:family="paragraph" style:parent-style-name="Standard">
      <style:text-properties officeooo:rsid="002210d9" officeooo:paragraph-rsid="002210d9"/>
    </style:style>
    <style:style style:name="P11" style:family="paragraph" style:parent-style-name="Standard">
      <style:text-properties officeooo:rsid="00227a43" officeooo:paragraph-rsid="00227a43"/>
    </style:style>
    <style:style style:name="P12" style:family="paragraph" style:parent-style-name="Standard">
      <style:text-properties officeooo:rsid="00244538" officeooo:paragraph-rsid="00244538"/>
    </style:style>
    <style:style style:name="P13" style:family="paragraph" style:parent-style-name="Standard">
      <style:text-properties officeooo:rsid="0018e4f2" officeooo:paragraph-rsid="00209656"/>
    </style:style>
    <style:style style:name="P14" style:family="paragraph" style:parent-style-name="Standard">
      <style:text-properties officeooo:rsid="0025d9a4" officeooo:paragraph-rsid="0025d9a4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3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4">// <text:span text:style-name="T6">Master copy of all known teams, at whatever detail they’ve been loaded thus far</text:span></text:p>
      <text:p text:style-name="P4">teams: <text:span text:style-name="T1">{</text:span></text:p>
      <text:p text:style-name="P4"><text:tab/><text:span text:style-name="T1">id: {</text:span></text:p>
      <text:p text:style-name="P4"><text:tab/><text:tab/><text:span text:style-name="T1">name: &lt;str&gt;</text:span></text:p>
      <text:p text:style-name="P4"><text:tab/><text:tab/><text:span text:style-name="T1">members: {</text:span></text:p>
      <text:p text:style-name="P4"><text:tab/><text:tab/><text:tab/><text:span text:style-name="T1">id: {</text:span></text:p>
      <text:p text:style-name="P4"><text:tab/><text:tab/><text:tab/><text:tab/><text:span text:style-name="T1">firstName: &lt;str&gt;</text:span></text:p>
      <text:p text:style-name="P4"><text:tab/><text:tab/><text:tab/><text:tab/><text:span text:style-name="T1">lastName: &lt;str&gt;</text:span></text:p>
      <text:p text:style-name="P4"><text:tab/><text:tab/><text:tab/><text:tab/><text:span text:style-name="T1">email: &lt;str&gt;</text:span></text:p>
      <text:p text:style-name="P4"><text:tab/><text:tab/><text:tab/><text:span text:style-name="T1">}</text:span></text:p>
      <text:p text:style-name="P4"><text:tab/><text:tab/><text:tab/>...</text:p>
      <text:p text:style-name="P4"><text:tab/><text:tab/><text:span text:style-name="T1">}</text:span></text:p>
      <text:p text:style-name="P4"><text:tab/><text:tab/><text:span text:style-name="T1">leadId: &lt;int&gt;</text:span></text:p>
      <text:p text:style-name="P9"><text:tab/><text:tab/>toggled &lt;bool&gt;</text:p>
      <text:p text:style-name="P4"><text:tab/><text:span text:style-name="T1">}</text:span></text:p>
      <text:p text:style-name="P4"><text:tab/>...</text:p>
      <text:p text:style-name="P7">}</text:p>
      <text:p text:style-name="P4"/>
      <text:p text:style-name="P14">ctps:{</text:p>
      <text:p text:style-name="P14"><text:tab/>id: {</text:p>
      <text:p text:style-name="P14"><text:tab/><text:tab/>name: &lt;str&gt;</text:p>
      <text:p text:style-name="P14"><text:tab/><text:tab/>description: &lt;str&gt;</text:p>
      <text:p text:style-name="P14"><text:tab/><text:tab/>tutorial: &lt;str&gt;</text:p>
      <text:p text:style-name="P14"><text:tab/><text:tab/>prmSchema: &lt;str&gt;</text:p>
      <text:p text:style-name="P14"><text:tab/>}</text:p>
      <text:p text:style-name="P14">}</text:p>
      <text:p text:style-name="P4"/>
      <text:p text:style-name="P4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2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><text:soft-page-break/></text:p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1"/>
      <text:p text:style-name="P6"/>
      <text:p text:style-name="P5"/>
      <text:p text:style-name="P5"/>
      <text:p text:style-name="P8">updateTimes: {</text:p>
      <text:p text:style-name="P8"><text:tab/>teams: &lt;date&gt;</text:p>
      <text:p text:style-name="P8"><text:tab/><text:span text:style-name="T3">prs: </text:span>&lt;date&gt;</text:p>
      <text:p text:style-name="P8"><text:tab/><text:span text:style-name="T3">myCmps:</text:span>&lt;date&gt;</text:p>
      <text:p text:style-name="P8"><text:tab/><text:span text:style-name="T3">results: </text:span>&lt;date&gt;</text:p>
      <text:p text:style-name="P8">}</text:p>
      <text:p text:style-name="P8"/>
      <text:p text:style-name="P10">Actions:</text:p>
      <text:p text:style-name="P10">GET_MY_TEAMS</text:p>
      <text:p text:style-name="P10">GET_TEAM_MMBS</text:p>
      <text:p text:style-name="P10">ADD_TEAM</text:p>
      <text:p text:style-name="P12">ADD_TEAM_MMB</text:p>
      <text:p text:style-name="P10">PUT_TEAM</text:p>
      <text:p text:style-name="P10">DEL_TEAM</text:p>
      <text:p text:style-name="P10">GET_CMP_TEAMS</text:p>
      <text:p text:style-name="P10"/>
      <text:p text:style-name="P10">SIGN_IN</text:p>
      <text:p text:style-name="P10">SIGN_OUT</text:p>
      <text:p text:style-name="P10"/>
      <text:p text:style-name="P10">GET_CMPS gets all current competitions, mine or others</text:p>
      <text:p text:style-name="P11">GET_MY_CMPS <text:span text:style-name="T7">gets cmps for just the current Prs</text:span></text:p>
      <text:p text:style-name="P10">ADD_CMP</text:p>
      <text:p text:style-name="P10">PUT_CMP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30T10:14:09.067131553</dc:date>
    <meta:editing-duration>PT2H27M43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72" meta:word-count="167" meta:character-count="1065" meta:non-whitespace-character-count="888"/>
  </office:meta>
</office:document-meta>
</file>